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8758" officeooo:paragraph-rsid="00038758" style:font-weight-asian="bold" style:font-weight-complex="bold"/>
    </style:style>
    <style:style style:name="P2" style:family="paragraph" style:parent-style-name="Standard">
      <style:text-properties fo:font-weight="bold" officeooo:paragraph-rsid="00038758" style:font-weight-asian="bold" style:font-weight-complex="bold"/>
    </style:style>
    <style:style style:name="P3" style:family="paragraph" style:parent-style-name="Standard">
      <style:text-properties fo:font-weight="normal" officeooo:rsid="00038758" officeooo:paragraph-rsid="00038758" style:font-weight-asian="normal" style:font-weight-complex="normal"/>
    </style:style>
    <style:style style:name="T1" style:family="text">
      <style:text-properties officeooo:rsid="0003875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2019 Greenhouse Experiments Data Preparation and Analyses</text:span></text:p>
      <text:p text:style-name="P1">Clay Bliss</text:p>
      <text:p text:style-name="P1"/>
      <text:p text:style-name="P3">** Note: A summary of important dates and irrigation schedule can be foun<text:span text:style-name="T4">d here: </text:span></text:p>
      <text:p text:style-name="P1"/>
      <text:p text:style-name="P1">Part 1: Data Preparation and Organization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3:31:24.393655645</meta:creation-date>
    <dc:date>2020-05-08T13:38:06.984389227</dc:date>
    <meta:editing-duration>PT6M42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4" meta:word-count="29" meta:character-count="189" meta:non-whitespace-character-count="163"/>
  </office:meta>
</office:document-meta>
</file>